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OutputLogTarget.PortletOutputLogTarget( PortletContext context , Formatter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OutputLogTarget.PortletOutputLogTarget( Port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OutputLogTarget.write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OutputLogTarge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